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14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00%" fo:text-indent="0cm"/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14cm" svg:x="0cm" svg:y="-0.014cm" presentation:class="title" presentation:user-transformed="true">
          <draw:text-box>
            <text:p text:style-name="P1"><text:span text:style-name="T1">Dziękuję Ci</text:span><text:span text:style-name="T1"><text:line-break/></text:span><text:span text:style-name="T1">że stworzyłeś mnie</text:span><text:span text:style-name="T1"><text:line-break/></text:span><text:span text:style-name="T1">tak cudow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7-05-21T18:14:23</meta:creation-date>
    <dc:date>2016-02-29T19:33:11.40</dc:date>
    <dc:language>pl-PL</dc:language>
    <meta:editing-cycles>36</meta:editing-cycles>
    <meta:editing-duration>PT42M16S</meta:editing-duration>
    <dc:creator>Woda Życia</dc:creator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